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kRegexpMethodPointcutTests.noPatternSuppliedTests( AbstractRegexpMethodPointcut r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kRegexpMethodPointcutTests.serializationWithNoPatternSu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kRegexpMethodPointcutTests.wildcardForOn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kRegexpMethodPointcutTests.exac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kRegexpMethodPointcutTests.exactMatchTests( AbstractRegexpMethodPointcut r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kRegexpMethodPointcutTests.matchesObjec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kRegexpMethodPointcutTests.noPatternSu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RegexpMethodPointcutTests.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kRegexpMethodPointcutTests.specific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kRegexpMethodPointcutTests.withExclu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